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f601a"/>
    </style:style>
    <style:style style:name="T1" style:family="text">
      <style:text-properties officeooo:rsid="000f60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===========================</text:span></text:p>
      <text:p text:style-name="P1"><text:span text:style-name="T1"><text:s/>Order Notification: #{{ myOrder.id }}</text:span></text:p>
      <text:p text:style-name="P1"><text:span text:style-name="T1">===========================</text:span></text:p>
      <text:p text:style-name="P1"><text:span text:style-name="T1"/></text:p>
      <text:p text:style-name="P1"><text:span text:style-name="T1">Dear {{ myRecipient.get_profile.firstname }},</text:span></text:p>
      <text:p text:style-name="P1"><text:span text:style-name="T1"/></text:p>
      <text:p text:style-name="P1"><text:span text:style-name="T1">This message is to inform you about a change of status in the order</text:span></text:p>
      <text:p text:style-name="P1"><text:span text:style-name="T1">you made on {{ myOrder.order_date }} on SANSA ONLINE Catalogue</text:span></text:p>
      <text:p text:style-name="P1"><text:span text:style-name="T1">(http://{{domain}}).</text:span></text:p>
      <text:p text:style-name="P1"><text:span text:style-name="T1"/></text:p>
      <text:p text:style-name="P1"><text:span text:style-name="T1">Your order status: {{ myOrder.order_status }}</text:span></text:p>
      <text:p text:style-name="P1"><text:span text:style-name="T1"/></text:p>
      <text:p text:style-name="P1"><text:span text:style-name="T1">You can review your order at any time by visiting the Order Page</text:span></text:p>
      <text:p text:style-name="P1"><text:span text:style-name="T1">(http://{{ domain }}{% url 'viewOrder' myOrder.id %}) If you have any</text:span></text:p>
      <text:p text:style-name="P1"><text:span text:style-name="T1">problems or special requests relating to this order, please contact</text:span></text:p>
      <text:p text:style-name="P1"><text:span text:style-name="T1">our sales staff at sales@sac.co.za. They will be more than happy to</text:span></text:p>
      <text:p text:style-name="P1"><text:span text:style-name="T1">assist you. Below you will find a summary of the order options and</text:span></text:p>
      <text:p text:style-name="P1"><text:span text:style-name="T1">products for this order (you may need to scroll down to see it). If</text:span></text:p>
      <text:p text:style-name="P1"><text:span text:style-name="T1">any of the products is available for immediate download, you can click</text:span></text:p>
      <text:p text:style-name="P1"><text:span text:style-name="T1">on the link provided in order to retrieve it. <text:s/>Please note that some</text:span></text:p>
      <text:p text:style-name="P1"><text:span text:style-name="T1">products may be large and require lengthy download times. <text:s/></text:span></text:p>
      <text:p text:style-name="P1"><text:span text:style-name="T1"/></text:p>
      <text:p text:style-name="P1"><text:span text:style-name="T1">Our very best regards, </text:span></text:p>
      <text:p text:style-name="P1"><text:span text:style-name="T1"/></text:p>
      <text:p text:style-name="P1"><text:span text:style-name="T1"><text:s/>The SANSA-EO team.</text:span></text:p>
      <text:p text:style-name="P1"><text:span text:style-name="T1"/></text:p>
      <text:p text:style-name="P1"><text:span text:style-name="T1"><text:s/>Timeline</text:span></text:p>
      <text:p text:style-name="P1"><text:span text:style-name="T1">----------</text:span></text:p>
      <text:p text:style-name="P1"><text:span text:style-name="T1">{% for myRecord in myHistory %}</text:span></text:p>
      <text:p text:style-name="P1"><text:span text:style-name="T1">Who: {{myRecord.user }} Date: {{ myRecord.order_change_date|date:"d F Y" }}</text:span></text:p>
      <text:p text:style-name="P1"><text:span text:style-name="T1">Status change: {{ myRecord.old_order_status }} -&gt; {{myRecord.new_order_status }}</text:span></text:p>
      <text:p text:style-name="P1"><text:span text:style-name="T1">Notes:{{ myRecord.notes }}</text:span></text:p>
      <text:p text:style-name="P1"><text:span text:style-name="T1">{% endfor %}</text:span></text:p>
      <text:p text:style-name="P1"><text:span text:style-name="T1"/></text:p>
      <text:p text:style-name="P1"><text:span text:style-name="T1"><text:s/>Product List</text:span></text:p>
      <text:p text:style-name="P1"><text:span text:style-name="T1">---------------</text:span></text:p>
      <text:p text:style-name="P1"><text:span text:style-name="T1">{% for myRecord in myRecords %}</text:span></text:p>
      <text:p text:style-name="P1"><text:span text:style-name="T1">{{ myRecord.product.product_id }} </text:span></text:p>
      <text:p text:style-name="P1"><text:span text:style-name="T1">{% if myRecord.product.productUrl %}</text:span></text:p>
      <text:p text:style-name="P1"><text:span text:style-name="T1">Download: {{myRecord.product.productUrl}}</text:span></text:p>
      <text:p text:style-name="P1"><text:span text:style-name="T1">{% endif %}</text:span></text:p>
      <text:p text:style-name="P1"><text:span text:style-name="T1">{% if myRecord.product.rawProductUrl %}</text:span></text:p>
      <text:p text:style-name="P1"><text:span text:style-name="T1">Download Raw: {{myRecord.product.rawProductUrl}}</text:span></text:p>
      <text:p text:style-name="P1"><text:span text:style-name="T1">{% endif %}</text:span></text:p>
      <text:p text:style-name="P1"><text:span text:style-name="T1">{% endfor %}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6T10:28:52</meta:creation-date>
    <dc:date>2013-06-26T10:44:45</dc:date>
    <meta:editing-duration>PT14M50S</meta:editing-duration>
    <meta:editing-cycles>2</meta:editing-cycles>
    <meta:generator>LibreOffice/4.0.3.3$MacOSX_x86 LibreOffice_project/0eaa50a932c8f2199a615e1eb30f7ac74279539</meta:generator>
    <meta:document-statistic meta:table-count="0" meta:image-count="0" meta:object-count="0" meta:page-count="1" meta:paragraph-count="37" meta:word-count="221" meta:character-count="1504" meta:non-whitespace-character-count="1311"/>
  </office:meta>
</office:document-meta>
</file>